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3" style:family="table-row">
      <style:table-row-properties fo:background-color="transparent" fo:keep-together="auto">
        <style:background-image/>
      </style:table-row-properties>
    </style:style>
    <style:style style:name="Table4.A3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1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3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57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0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5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6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7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8" style:family="paragraph" style:parent-style-name="Default_5f_ntt">
      <style:text-properties fo:font-size="10.5pt"/>
    </style:style>
    <style:style style:name="P9" style:family="paragraph" style:parent-style-name="Default_5f_ntt">
      <style:paragraph-properties fo:text-align="center" style:justify-single-word="false"/>
      <style:text-properties fo:font-size="10.5pt"/>
    </style:style>
    <style:style style:name="P10" style:family="paragraph" style:parent-style-name="Default_5f_ntt">
      <style:paragraph-properties fo:text-align="justify" style:justify-single-word="false"/>
      <style:text-properties fo:font-size="10.5pt"/>
    </style:style>
    <style:style style:name="P11" style:family="paragraph" style:parent-style-name="Default_5f_ntt">
      <style:paragraph-properties fo:text-align="start" style:justify-single-word="false"/>
      <style:text-properties fo:font-size="10.5pt"/>
    </style:style>
    <style:style style:name="P12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13" style:family="paragraph" style:parent-style-name="Default_5f_ntt">
      <style:paragraph-properties fo:text-align="start" style:justify-single-word="false"/>
    </style:style>
    <style:style style:name="P14" style:family="paragraph" style:parent-style-name="table_5f_body_5f_centered">
      <style:text-properties fo:font-size="10.5pt" fo:font-style="italic"/>
    </style:style>
    <style:style style:name="P15" style:family="paragraph" style:parent-style-name="table_5f_body">
      <style:text-properties fo:font-size="10.5pt" fo:font-style="italic"/>
    </style:style>
    <style:style style:name="P16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5f_body_5f_centered">
      <style:text-properties officeooo:paragraph-rsid="001414ad"/>
    </style:style>
    <style:style style:name="P19" style:family="paragraph" style:parent-style-name="table_5f_body_5f_centered">
      <style:text-properties officeooo:paragraph-rsid="0014a255"/>
    </style:style>
    <style:style style:name="P20" style:family="paragraph" style:parent-style-name="table_5f_body_5f_centered">
      <style:text-properties officeooo:rsid="00154262" officeooo:paragraph-rsid="00154262"/>
    </style:style>
    <style:style style:name="P21" style:family="paragraph" style:parent-style-name="table_5f_body">
      <style:text-properties officeooo:rsid="0012db9b" officeooo:paragraph-rsid="0012db9b"/>
    </style:style>
    <style:style style:name="P22" style:family="paragraph" style:parent-style-name="table_5f_body">
      <style:text-properties officeooo:rsid="0013b106" officeooo:paragraph-rsid="0013b106"/>
    </style:style>
    <style:style style:name="P23" style:family="paragraph" style:parent-style-name="table_5f_body">
      <style:text-properties officeooo:rsid="001414ad" officeooo:paragraph-rsid="001414ad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officeooo:rsid="000f5f8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619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53058528" text:id="ct53058528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132002144" text:id="ct13200214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10602736" text:id="ct11060273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99767232" text:id="ct199767232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127522320" text:id="ct12752232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66646832" text:id="ct66646832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54738016" text:id="ct54738016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162788656" text:id="ct16278865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97790944" text:id="ct19779094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118227504" text:id="ct118227504">
          <text:insertion>
            <office:change-info>
              <dc:creator>Denis Kotlar</dc:creator>
              <dc:date>2016-11-04T12:48:00</dc:date>
            </office:change-info>
          </text:insertion>
        </text:changed-region>
        <text:changed-region xml:id="ct166539616" text:id="ct166539616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107723872" text:id="ct107723872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114499776" text:id="ct114499776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224612032" text:id="ct224612032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192950800" text:id="ct192950800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114386016" text:id="ct11438601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201308128" text:id="ct20130812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175787184" text:id="ct175787184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171820448" text:id="ct17182044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185991936" text:id="ct18599193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107774240" text:id="ct10777424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111908384" text:id="ct111908384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147930208" text:id="ct14793020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200729664" text:id="ct200729664">
          <text:insertion>
            <office:change-info>
              <dc:creator>Denis Kotlar</dc:creator>
              <dc:date>2016-11-03T17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128996531582011910" text:style-name="Outline">
        <text:list-item>
          <text:h text:style-name="P17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0 to 4.16 A or 0 to 5 A. It’s also possible to mix two channels with different voltage and current ranges e.g.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40408039091471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5">Programming range <text:span text:style-name="T3">or model</text:span></text:p>
          </table:table-cell>
          <table:table-cell table:style-name="Table3.A1" office:value-type="string">
            <text:p text:style-name="P4">0 – 30 V</text:p>
          </table:table-cell>
          <table:table-cell table:style-name="Table3.A1" office:value-type="string">
            <text:p text:style-name="P7">EEZ PSU H24005</text:p>
          </table:table-cell>
          <table:table-cell table:style-name="Table3.A1" office:value-type="string">
            <text:p text:style-name="P4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2">30</text:p>
          </table:table-cell>
          <table:table-cell table:style-name="Table3.C14" office:value-type="string">
            <text:p text:style-name="P3">40</text:p>
          </table:table-cell>
          <table:table-cell table:style-name="Table3.D14" office:value-type="string">
            <text:p text:style-name="P2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2">0</text:p>
          </table:table-cell>
          <table:table-cell table:style-name="Table3.C5" office:value-type="string">
            <text:p text:style-name="P3">0</text:p>
          </table:table-cell>
          <table:table-cell table:style-name="Table3.D5" office:value-type="string">
            <text:p text:style-name="P2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2">0</text:p>
          </table:table-cell>
          <table:table-cell table:style-name="Table3.C14" office:value-type="string">
            <text:p text:style-name="P3">0</text:p>
          </table:table-cell>
          <table:table-cell table:style-name="Table3.D14" office:value-type="string">
            <text:p text:style-name="P2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2">0</text:p>
          </table:table-cell>
          <table:table-cell table:style-name="Table3.C5" office:value-type="string">
            <text:p text:style-name="P3">0</text:p>
          </table:table-cell>
          <table:table-cell table:style-name="Table3.D5" office:value-type="string">
            <text:p text:style-name="P2">0</text:p>
          </table:table-cell>
        </table:table-row>
        <table:table-row>
          <table:table-cell table:style-name="Table3.A14" office:value-type="string">
            <text:p text:style-name="P13">STEP MINimum [V]</text:p>
          </table:table-cell>
          <table:table-cell table:style-name="Table3.C14" office:value-type="string">
            <text:p text:style-name="P2">10m</text:p>
          </table:table-cell>
          <table:table-cell table:style-name="Table3.C14" office:value-type="string">
            <text:p text:style-name="P3">10m</text:p>
          </table:table-cell>
          <table:table-cell table:style-name="Table3.D14" office:value-type="string">
            <text:p text:style-name="P2">10m</text:p>
          </table:table-cell>
        </table:table-row>
        <table:table-row>
          <table:table-cell table:style-name="Table3.A13" office:value-type="string">
            <text:p text:style-name="P13">STEP MAXimum [V]</text:p>
          </table:table-cell>
          <table:table-cell table:style-name="Table3.C13" office:value-type="string">
            <text:p text:style-name="P2">5</text:p>
          </table:table-cell>
          <table:table-cell table:style-name="Table3.C13" office:value-type="string">
            <text:p text:style-name="P3">5</text:p>
          </table:table-cell>
          <table:table-cell table:style-name="Table3.D13" office:value-type="string">
            <text:p text:style-name="P2">5</text:p>
          </table:table-cell>
        </table:table-row>
        <table:table-row>
          <table:table-cell table:style-name="Table3.A14" office:value-type="string">
            <text:p text:style-name="P13">STEP DEFault [V] </text:p>
          </table:table-cell>
          <table:table-cell table:style-name="Table3.C14" office:value-type="string">
            <text:p text:style-name="P2">100m</text:p>
          </table:table-cell>
          <table:table-cell table:style-name="Table3.C14" office:value-type="string">
            <text:p text:style-name="P3">100m</text:p>
          </table:table-cell>
          <table:table-cell table:style-name="Table3.D14" office:value-type="string">
            <text:p text:style-name="P2">100m</text:p>
          </table:table-cell>
        </table:table-row>
        <table:table-row>
          <table:table-cell table:style-name="Table3.A13" office:value-type="string">
            <text:p text:style-name="P11">PROTection DELay MINimum [s]</text:p>
          </table:table-cell>
          <table:table-cell table:style-name="Table3.B9" office:value-type="float" office:value="0">
            <text:p text:style-name="P2">0</text:p>
          </table:table-cell>
          <table:table-cell table:style-name="Table3.B9" office:value-type="float" office:value="0">
            <text:p text:style-name="P3">0</text:p>
          </table:table-cell>
          <table:table-cell table:style-name="Table3.B9" office:value-type="float" office:value="0">
            <text:p text:style-name="P2">0</text:p>
          </table:table-cell>
        </table:table-row>
        <table:table-row>
          <table:table-cell table:style-name="Table3.A14" office:value-type="string">
            <text:p text:style-name="P11">PROTection DELay MAXimum [s]</text:p>
          </table:table-cell>
          <table:table-cell table:style-name="Table3.B10" office:value-type="float" office:value="10">
            <text:p text:style-name="P2">10</text:p>
          </table:table-cell>
          <table:table-cell table:style-name="Table3.B10" office:value-type="float" office:value="10">
            <text:p text:style-name="P3">10</text:p>
          </table:table-cell>
          <table:table-cell table:style-name="Table3.B10" office:value-type="float" office:value="10">
            <text:p text:style-name="P2">10</text:p>
          </table:table-cell>
        </table:table-row>
        <table:table-row>
          <table:table-cell table:style-name="Table3.A13" office:value-type="string">
            <text:p text:style-name="P11">PROTection DELay DEFault [s]</text:p>
          </table:table-cell>
          <table:table-cell table:style-name="Table3.C13" office:value-type="string">
            <text:p text:style-name="P2">5m</text:p>
          </table:table-cell>
          <table:table-cell table:style-name="Table3.C13" office:value-type="string">
            <text:p text:style-name="P3">5m</text:p>
          </table:table-cell>
          <table:table-cell table:style-name="Table3.D13" office:value-type="string">
            <text:p text:style-name="P2">5m</text:p>
          </table:table-cell>
        </table:table-row>
        <table:table-row>
          <table:table-cell table:style-name="Table3.A14" office:value-type="string">
            <text:p text:style-name="P11">CALibration VALue MINimum[V]</text:p>
          </table:table-cell>
          <table:table-cell table:style-name="Table3.C14" office:value-type="string">
            <text:p text:style-name="P2">0.15</text:p>
          </table:table-cell>
          <table:table-cell table:style-name="Table3.C14" office:value-type="string">
            <text:p text:style-name="P3">0.15</text:p>
          </table:table-cell>
          <table:table-cell table:style-name="Table3.D14" office:value-type="string">
            <text:p text:style-name="P2">0.15</text:p>
          </table:table-cell>
        </table:table-row>
        <table:table-row>
          <table:table-cell table:style-name="Table3.A13" office:value-type="string">
            <text:p text:style-name="P11">CALibration VALue MIDdle[V]</text:p>
          </table:table-cell>
          <table:table-cell table:style-name="Table3.C13" office:value-type="string">
            <text:p text:style-name="P2">14.1</text:p>
          </table:table-cell>
          <table:table-cell table:style-name="Table3.C13" office:value-type="string">
            <text:p text:style-name="P3">19.1</text:p>
          </table:table-cell>
          <table:table-cell table:style-name="Table3.D13" office:value-type="string">
            <text:p text:style-name="P2">24.1</text:p>
          </table:table-cell>
        </table:table-row>
        <table:table-row>
          <table:table-cell table:style-name="Table3.A14" office:value-type="string">
            <text:p text:style-name="P11">CALibration VALue MAXimum[V]</text:p>
          </table:table-cell>
          <table:table-cell table:style-name="Table3.C14" office:value-type="string">
            <text:p text:style-name="P2">28</text:p>
          </table:table-cell>
          <table:table-cell table:style-name="Table3.C14" office:value-type="string">
            <text:p text:style-name="P3">38</text:p>
          </table:table-cell>
          <table:table-cell table:style-name="Table3.D14" office:value-type="string">
            <text:p text:style-name="P2">48</text:p>
          </table:table-cell>
        </table:table-row>
      </table:table>
      <text:list xml:id="list140408655901357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Programming range<text:span text:style-name="T4"> </text:span><text:span text:style-name="T5">or model</text:span></text:p>
          </table:table-cell>
          <table:table-cell table:style-name="Table1.A1" office:value-type="string">
            <text:p text:style-name="P4">0 – 3.12 A</text:p>
          </table:table-cell>
          <table:table-cell table:style-name="Table1.A1" office:value-type="string">
            <text:p text:style-name="P6">EEZ PSU H24005</text:p>
          </table:table-cell>
        </table:table-row>
        <table:table-row table:style-name="Table1.1">
          <table:table-cell table:style-name="Table1.A2" office:value-type="string">
            <text:p text:style-name="P8">MAXimum [A]</text:p>
          </table:table-cell>
          <table:table-cell table:style-name="Table1.B2" office:value-type="string">
            <text:p text:style-name="P9">3.12</text:p>
          </table:table-cell>
          <table:table-cell table:style-name="Table1.B2" office:value-type="string">
            <text:p text:style-name="P12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2">0</text:p>
          </table:table-cell>
          <table:table-cell table:style-name="Table1.C5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10">DEFault [A]</text:p>
          </table:table-cell>
          <table:table-cell table:style-name="Table1.B2" office:value-type="string">
            <text:p text:style-name="P9">0</text:p>
          </table:table-cell>
          <table:table-cell table:style-name="Table1.B2" office:value-type="string">
            <text:p text:style-name="P12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2">0</text:p>
          </table:table-cell>
          <table:table-cell table:style-name="Table1.C5" office:value-type="string">
            <text:p text:style-name="P3">0</text:p>
          </table:table-cell>
        </table:table-row>
        <table:table-row table:style-name="Table1.1">
          <table:table-cell table:style-name="Table1.A2" office:value-type="string">
            <text:p text:style-name="P11">STEP and STEP MINimum [A]</text:p>
          </table:table-cell>
          <table:table-cell table:style-name="Table1.B2" office:value-type="string">
            <text:p text:style-name="P9">10m</text:p>
          </table:table-cell>
          <table:table-cell table:style-name="Table1.B2" office:value-type="string">
            <text:p text:style-name="P12">10m</text:p>
          </table:table-cell>
        </table:table-row>
        <table:table-row table:style-name="Table1.1">
          <table:table-cell table:style-name="Table1.A7" office:value-type="string">
            <text:p text:style-name="P11">STEP MAXimum [A]</text:p>
          </table:table-cell>
          <table:table-cell table:style-name="Table1.B7" office:value-type="string">
            <text:p text:style-name="P9">1</text:p>
          </table:table-cell>
          <table:table-cell table:style-name="Table1.B7" office:value-type="string">
            <text:p text:style-name="P12">1</text:p>
          </table:table-cell>
        </table:table-row>
        <table:table-row table:style-name="Table1.1">
          <table:table-cell table:style-name="Table1.A2" office:value-type="string">
            <text:p text:style-name="P11">STEP DEFault [A]</text:p>
          </table:table-cell>
          <table:table-cell table:style-name="Table1.B2" office:value-type="string">
            <text:p text:style-name="P9">50m</text:p>
          </table:table-cell>
          <table:table-cell table:style-name="Table1.B2" office:value-type="string">
            <text:p text:style-name="P12">50m</text:p>
          </table:table-cell>
        </table:table-row>
        <table:table-row table:style-name="Table1.1">
          <table:table-cell table:style-name="Table1.A7" office:value-type="string">
            <text:p text:style-name="P11">PROTection DELay MINimum [s]</text:p>
          </table:table-cell>
          <table:table-cell table:style-name="Table1.B9" office:value-type="float" office:value="0">
            <text:p text:style-name="P9">0</text:p>
          </table:table-cell>
          <table:table-cell table:style-name="Table1.B9" office:value-type="float" office:value="0">
            <text:p text:style-name="P12">0</text:p>
          </table:table-cell>
        </table:table-row>
        <table:table-row table:style-name="Table1.1">
          <table:table-cell table:style-name="Table1.A2" office:value-type="string">
            <text:p text:style-name="P11">PROTection DELay MAXimum [s]</text:p>
          </table:table-cell>
          <table:table-cell table:style-name="Table1.B10" office:value-type="float" office:value="10">
            <text:p text:style-name="P9">10</text:p>
          </table:table-cell>
          <table:table-cell table:style-name="Table1.B10" office:value-type="float" office:value="10">
            <text:p text:style-name="P12">10</text:p>
          </table:table-cell>
        </table:table-row>
        <table:table-row table:style-name="Table1.1">
          <table:table-cell table:style-name="Table1.A7" office:value-type="string">
            <text:p text:style-name="P11">PROTection DELay DEFault [s]</text:p>
          </table:table-cell>
          <table:table-cell table:style-name="Table1.B7" office:value-type="string">
            <text:p text:style-name="P9">20m</text:p>
          </table:table-cell>
          <table:table-cell table:style-name="Table1.B7" office:value-type="string">
            <text:p text:style-name="P12">20m</text:p>
          </table:table-cell>
        </table:table-row>
        <table:table-row table:style-name="Table1.1">
          <table:table-cell table:style-name="Table1.A2" office:value-type="string">
            <text:p text:style-name="P11">CALibration VALue MINimum[A]</text:p>
          </table:table-cell>
          <table:table-cell table:style-name="Table1.B2" office:value-type="string">
            <text:p text:style-name="P2">50m</text:p>
          </table:table-cell>
          <table:table-cell table:style-name="Table1.B2" office:value-type="string">
            <text:p text:style-name="P3">50m</text:p>
          </table:table-cell>
        </table:table-row>
        <table:table-row table:style-name="Table1.1">
          <table:table-cell table:style-name="Table1.A7" office:value-type="string">
            <text:p text:style-name="P11">CALibration VALue MIDdle[A]</text:p>
          </table:table-cell>
          <table:table-cell table:style-name="Table1.B7" office:value-type="string">
            <text:p text:style-name="P2">1.525</text:p>
          </table:table-cell>
          <table:table-cell table:style-name="Table1.B7" office:value-type="string">
            <text:p text:style-name="P3">2.425</text:p>
          </table:table-cell>
        </table:table-row>
        <table:table-row table:style-name="Table1.1">
          <table:table-cell table:style-name="Table1.A2" office:value-type="string">
            <text:p text:style-name="P11">CALibration VALue MAXimum[A]</text:p>
          </table:table-cell>
          <table:table-cell table:style-name="Table1.B2" office:value-type="string">
            <text:p text:style-name="P2">3</text:p>
          </table:table-cell>
          <table:table-cell table:style-name="Table1.B2" office:value-type="string">
            <text:p text:style-name="P3">4.8</text:p>
          </table:table-cell>
        </table:table-row>
      </table:table>
      <text:list xml:id="list140409332372462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5">Programming range<text:span text:style-name="T4"> </text:span><text:span text:style-name="T5">or model</text:span></text:p>
          </table:table-cell>
          <table:table-cell table:style-name="Table2.A1" office:value-type="string">
            <text:p text:style-name="P4">0 – 50 V, 0 – 3.12 A</text:p>
          </table:table-cell>
          <table:table-cell table:style-name="Table2.A1" office:value-type="string">
            <text:p text:style-name="P7">EEZ PSU H24005</text:p>
          </table:table-cell>
        </table:table-row>
        <table:table-row table:style-name="Table2.1">
          <table:table-cell table:style-name="Table2.A2" office:value-type="string">
            <text:p text:style-name="P11">MINimum [W]</text:p>
          </table:table-cell>
          <table:table-cell table:style-name="Table2.B2" office:value-type="string">
            <text:p text:style-name="P9">0</text:p>
          </table:table-cell>
          <table:table-cell table:style-name="Table2.B2" office:value-type="string">
            <text:p text:style-name="P12">0</text:p>
          </table:table-cell>
        </table:table-row>
        <table:table-row table:style-name="Table2.1">
          <table:table-cell table:style-name="Table2.A3" office:value-type="string">
            <text:p text:style-name="P11">DEFault [W]</text:p>
          </table:table-cell>
          <table:table-cell table:style-name="Table2.B3" office:value-type="string">
            <text:p text:style-name="P9">100</text:p>
          </table:table-cell>
          <table:table-cell table:style-name="Table2.B3" office:value-type="string">
            <text:p text:style-name="P12">155</text:p>
          </table:table-cell>
        </table:table-row>
        <table:table-row table:style-name="Table2.1">
          <table:table-cell table:style-name="Table2.A2" office:value-type="string">
            <text:p text:style-name="P11">MAXimum [W]</text:p>
          </table:table-cell>
          <table:table-cell table:style-name="Table2.B2" office:value-type="string">
            <text:p text:style-name="P9">150</text:p>
          </table:table-cell>
          <table:table-cell table:style-name="Table2.B2" office:value-type="string">
            <text:p text:style-name="P12">160</text:p>
          </table:table-cell>
        </table:table-row>
        <table:table-row table:style-name="Table2.1">
          <table:table-cell table:style-name="Table2.A3" office:value-type="string">
            <text:p text:style-name="P11">PROTection LEVel DEFault [W]</text:p>
          </table:table-cell>
          <table:table-cell table:style-name="Table2.B3" office:value-type="string">
            <text:p text:style-name="P9">100</text:p>
          </table:table-cell>
          <table:table-cell table:style-name="Table2.B3" office:value-type="string">
            <text:p text:style-name="P12">155</text:p>
          </table:table-cell>
        </table:table-row>
        <table:table-row table:style-name="Table2.1">
          <table:table-cell table:style-name="Table2.A2" office:value-type="string">
            <text:p text:style-name="P11">PROTection DELay MINimum [s]</text:p>
          </table:table-cell>
          <table:table-cell table:style-name="Table2.B6" office:value-type="float" office:value="1">
            <text:p text:style-name="P9">1</text:p>
          </table:table-cell>
          <table:table-cell table:style-name="Table2.B6" office:value-type="float" office:value="1">
            <text:p text:style-name="P12">1</text:p>
          </table:table-cell>
        </table:table-row>
        <table:table-row table:style-name="Table2.1">
          <table:table-cell table:style-name="Table2.A3" office:value-type="string">
            <text:p text:style-name="P11">PROTection DELay MAXimum [s]</text:p>
          </table:table-cell>
          <table:table-cell table:style-name="Table2.B7" office:value-type="float" office:value="300">
            <text:p text:style-name="P9">300</text:p>
          </table:table-cell>
          <table:table-cell table:style-name="Table2.B7" office:value-type="float" office:value="300">
            <text:p text:style-name="P12">300</text:p>
          </table:table-cell>
        </table:table-row>
        <table:table-row table:style-name="Table2.1">
          <table:table-cell table:style-name="Table2.A2" office:value-type="string">
            <text:p text:style-name="P11">PROTection DELay DEFault [s]</text:p>
          </table:table-cell>
          <table:table-cell table:style-name="Table2.B2" office:value-type="string">
            <text:p text:style-name="P9">10</text:p>
          </table:table-cell>
          <table:table-cell table:style-name="Table2.B2" office:value-type="string">
            <text:p text:style-name="P12">10</text:p>
          </table:table-cell>
        </table:table-row>
      </table:table>
      <text:list xml:id="list140409597839651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1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23"><text:change-start text:change-id="ct53058528"/>DISP:BRIG<text:change-end text:change-id="ct53058528"/></text:p>
          </table:table-cell>
          <table:table-cell table:style-name="Table4.A2" office:value-type="string">
            <text:p text:style-name="P18"><text:change-start text:change-id="ct132002144"/>Power down state<text:change-end text:change-id="ct132002144"/></text:p>
          </table:table-cell>
          <table:table-cell table:style-name="Table4.A2" office:value-type="string">
            <text:p text:style-name="P20"><text:change-start text:change-id="ct110602736"/>200<text:change-end text:change-id="ct110602736"/></text:p>
          </table:table-cell>
        </table:table-row>
        <table:table-row>
          <table:table-cell table:style-name="Table4.A2" office:value-type="string">
            <text:p text:style-name="P23"><text:change-start text:change-id="ct199767232"/>DISP:MODE<text:change-end text:change-id="ct199767232"/></text:p>
          </table:table-cell>
          <table:table-cell table:style-name="Table4.A2" office:value-type="string">
            <text:p text:style-name="P18"><text:change-start text:change-id="ct127522320"/>Power down state<text:change-end text:change-id="ct127522320"/></text:p>
          </table:table-cell>
          <table:table-cell table:style-name="Table4.A2" office:value-type="string">
            <text:p text:style-name="P20"><text:change-start text:change-id="ct66646832"/>1<text:change-end text:change-id="ct66646832"/></text:p>
          </table:table-cell>
        </table:table-row>
        <table:table-row>
          <table:table-cell table:style-name="Table4.A2" office:value-type="string">
            <text:p text:style-name="P23"><text:change-start text:change-id="ct54738016"/>DISP[:STAT]<text:change-end text:change-id="ct54738016"/></text:p>
          </table:table-cell>
          <table:table-cell table:style-name="Table4.A2" office:value-type="string">
            <text:p text:style-name="P18"><text:change-start text:change-id="ct162788656"/>Power down state<text:change-end text:change-id="ct162788656"/></text:p>
          </table:table-cell>
          <table:table-cell table:style-name="Table4.A2" office:value-type="string">
            <text:p text:style-name="P19"><text:change-start text:change-id="ct197790944"/>Not affected<text:change-end text:change-id="ct197790944"/></text:p>
          </table:table-cell>
        </table:table-row>
        <table:table-row>
          <table:table-cell table:style-name="Table4.A2" office:value-type="string">
            <text:p text:style-name="table_5f_body">INST:N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21"><text:change-start text:change-id="ct118227504"/>OUTP:PROT:COUP<text:change-end text:change-id="ct118227504"/></text:p>
          </table:table-cell>
          <table:table-cell table:style-name="Table4.A2" office:value-type="string">
            <text:p text:style-name="table_5f_body_5f_centered"><text:change-start text:change-id="ct166539616"/>Power down state<text:change-end text:change-id="ct166539616"/></text:p>
          </table:table-cell>
          <table:table-cell table:style-name="Table4.A2" office:value-type="string">
            <text:p text:style-name="table_5f_body_5f_centered"><text:change-start text:change-id="ct107723872"/>OFF<text:change-end text:change-id="ct107723872"/></text:p>
          </table:table-cell>
        </table:table-row>
        <table:table-row>
          <table:table-cell table:style-name="Table4.A2" office:value-type="string">
            <text:p text:style-name="P22"><text:change-start text:change-id="ct114499776"/>OUTP:TRAC<text:change-end text:change-id="ct114499776"/></text:p>
          </table:table-cell>
          <table:table-cell table:style-name="Table4.A2" office:value-type="string">
            <text:p text:style-name="table_5f_body_5f_centered"><text:change-start text:change-id="ct224612032"/>Power down state<text:change-end text:change-id="ct224612032"/></text:p>
          </table:table-cell>
          <table:table-cell table:style-name="Table4.A2" office:value-type="string">
            <text:p text:style-name="table_5f_body_5f_centered"><text:change-start text:change-id="ct192950800"/>OFF<text:change-end text:change-id="ct192950800"/>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ext:soft-page-break/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3">
          <table:table-cell table:style-name="Table4.A33" office:value-type="string">
            <text:p text:style-name="P15">STAT:OPER[:EVEN]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OPER:ENAB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OPER:INST:COND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OPER:INST:ISUM[:EVEN]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OPER:INST:ISUM:ENAB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P16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QUES:COND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QUES:INST[:EVEN]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QUES:INST:ENAB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TAT:QUES:INST:ISUM:COND</text:p>
          </table:table-cell>
          <table:table-cell table:style-name="Table4.A33" office:value-type="string">
            <text:p text:style-name="P14">0</text:p>
          </table:table-cell>
          <table:table-cell table:style-name="Table4.A33" office:value-type="string">
            <text:p text:style-name="P14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5">SYST:CHAN:INFO:ONT:LAST?</text:p>
          </table:table-cell>
          <table:table-cell table:style-name="Table4.B51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5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5">SYST:CPU:INFO:ONT:LAST?</text:p>
          </table:table-cell>
          <table:table-cell table:style-name="Table4.B53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15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15">SYST:ERR:COUN?</text:p>
          </table:table-cell>
          <table:table-cell table:style-name="Table4.A33" table:number-columns-spanned="2" office:value-type="string">
            <text:p text:style-name="P14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3">
          <table:table-cell table:style-name="Table4.A33" office:value-type="string">
            <text:p text:style-name="P15">SYST:TEMP:PROT [MAIN]</text:p>
          </table:table-cell>
          <table:table-cell table:style-name="Table4.A33" office:value-type="string">
            <text:p text:style-name="P14">Power down state</text:p>
          </table:table-cell>
          <table:table-cell table:style-name="Table4.C57" office:value-type="float" office:value="50">
            <text:p text:style-name="P14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MAIN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3">
          <table:table-cell table:style-name="Table4.A33" office:value-type="string">
            <text:p text:style-name="P15">SYST:TEMP:PROT:STAT [MAIN]</text:p>
          </table:table-cell>
          <table:table-cell table:style-name="Table4.A33" office:value-type="string">
            <text:p text:style-name="P14">Power down state</text:p>
          </table:table-cell>
          <table:table-cell table:style-name="Table4.A33" office:value-type="string">
            <text:p text:style-name="P14">ON</text:p>
          </table:table-cell>
        </table:table-row>
        <table:table-row table:style-name="Table4.33">
          <table:table-cell table:style-name="Table4.A64" office:value-type="string">
            <text:p text:style-name="P15">SYST:TEMP:PROT CH1|CH2</text:p>
          </table:table-cell>
          <table:table-cell table:style-name="Table4.B64" office:value-type="string">
            <text:p text:style-name="P14">Power down state</text:p>
          </table:table-cell>
          <table:table-cell table:style-name="Table4.C60" office:value-type="float" office:value="75">
            <text:p text:style-name="P14">75</text:p>
          </table:table-cell>
        </table:table-row>
        <table:table-row table:style-name="Table4.33">
          <table:table-cell table:style-name="Table4.A33" office:value-type="string">
            <text:p text:style-name="table_5f_body">SYST:TEMP:PROT:DEL<text:span text:style-name="T2"> CH1|CH2</text:span></text:p>
          </table:table-cell>
          <table:table-cell table:style-name="Table4.A33" office:value-type="string">
            <text:p text:style-name="table_5f_body_5f_centered">Power down state</text:p>
          </table:table-cell>
          <table:table-cell table:style-name="Table4.C57" office:value-type="float" office:value="30">
            <text:p text:style-name="table_5f_body_5f_centered">30</text:p>
          </table:table-cell>
        </table:table-row>
        <table:table-row table:style-name="Table4.33">
          <table:table-cell table:style-name="Table4.A64" office:value-type="string">
            <text:p text:style-name="P15">SYST:TEMP:PROT:STAT CH1|CH2</text:p>
          </table:table-cell>
          <table:table-cell table:style-name="Table4.B64" office:value-type="string">
            <text:p text:style-name="P14">Power down state</text:p>
          </table:table-cell>
          <table:table-cell table:style-name="Table4.C64" office:value-type="string">
            <text:p text:style-name="P14">ON</text:p>
          </table:table-cell>
        </table:table-row>
        <table:table-row table:style-name="Table4.33">
          <table:table-cell table:style-name="Table4.A33" office:value-type="string">
            <text:p text:style-name="P15"><text:change-start text:change-id="ct114386016"/>TRIG:DEL<text:change-end text:change-id="ct114386016"/></text:p>
          </table:table-cell>
          <table:table-cell table:style-name="Table4.A33" office:value-type="string">
            <text:p text:style-name="P14"><text:change-start text:change-id="ct201308128"/>Power down state<text:change-end text:change-id="ct201308128"/></text:p>
          </table:table-cell>
          <table:table-cell table:style-name="Table4.C57" office:value-type="float" office:value="0">
            <text:p text:style-name="P14"><text:change-start text:change-id="ct175787184"/>0<text:change-end text:change-id="ct175787184"/></text:p>
          </table:table-cell>
        </table:table-row>
        <table:table-row table:style-name="Table4.33">
          <table:table-cell table:style-name="Table4.A64" office:value-type="string">
            <text:p text:style-name="P15"><text:change-start text:change-id="ct171820448"/>TRIG:SLOP<text:change-end text:change-id="ct171820448"/></text:p>
          </table:table-cell>
          <table:table-cell table:style-name="Table4.B64" office:value-type="string">
            <text:p text:style-name="P14"><text:change-start text:change-id="ct185991936"/>Power down state<text:change-end text:change-id="ct185991936"/></text:p>
          </table:table-cell>
          <table:table-cell table:style-name="Table4.C64" office:value-type="string">
            <text:p text:style-name="P14"><text:change-start text:change-id="ct107774240"/>POS<text:change-end text:change-id="ct107774240"/></text:p>
          </table:table-cell>
        </table:table-row>
        <table:table-row table:style-name="Table4.33">
          <table:table-cell table:style-name="Table4.A33" office:value-type="string">
            <text:p text:style-name="P15"><text:change-start text:change-id="ct111908384"/>TRIG:SOUR<text:change-end text:change-id="ct111908384"/></text:p>
          </table:table-cell>
          <table:table-cell table:style-name="Table4.A33" office:value-type="string">
            <text:p text:style-name="P14"><text:change-start text:change-id="ct147930208"/>Power down state<text:change-end text:change-id="ct147930208"/></text:p>
          </table:table-cell>
          <table:table-cell table:style-name="Table4.A33" office:value-type="string">
            <text:p text:style-name="P14"><text:change-start text:change-id="ct200729664"/>IMM<text:change-end text:change-id="ct200729664"/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4" meta:image-count="0" meta:object-count="0" meta:page-count="3" meta:paragraph-count="322" meta:word-count="712" meta:character-count="4301" meta:non-whitespace-character-count="3906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